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32.19" calcext:value-type="float">
            <text:p>232,1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25.26" calcext:value-type="float">
            <text:p>225,2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10.07" calcext:value-type="float">
            <text:p>210,0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7.87" calcext:value-type="float">
            <text:p>177,8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1.35" calcext:value-type="float">
            <text:p>161,3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50.36" calcext:value-type="float">
            <text:p>150,3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.13" calcext:value-type="float">
            <text:p>144,1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39.51" calcext:value-type="float">
            <text:p>139,5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36.99" calcext:value-type="float">
            <text:p>136,9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35.45" calcext:value-type="float">
            <text:p>135,4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33.7" calcext:value-type="float">
            <text:p>133,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31.81" calcext:value-type="float">
            <text:p>131,8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30.55" calcext:value-type="float">
            <text:p>130,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.00.0000</text:date>, <text:time style:data-style-name="N2" text:time-value="23:48:36.87863181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7T23:36:05.705697233</meta:creation-date>
    <dc:date>2021-11-17T23:58:52.281798522</dc:date>
    <meta:editing-duration>PT11M</meta:editing-duration>
    <meta:editing-cycles>3</meta:editing-cycles>
    <meta:generator>LibreOffice/6.4.7.2$Linux_X86_64 LibreOffice_project/40$Build-2</meta:generator>
    <meta:document-statistic meta:table-count="1" meta:cell-count="28" meta:object-count="0"/>
  </office:meta>
</office:document-meta>
</file>